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4"/>
    <style:style style:name="P18" style:family="paragraph" style:parent-style-name="Text_20_body" style:list-style-name="L4"/>
    <style:style style:name="P19" style:family="paragraph" style:parent-style-name="Text_20_body" style:list-style-name="L4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casaWeb Wordpress Plugin</text:p>
      <text:p text:style-name="Standard"/>
      <text:p text:style-name="Standard">author:<text:tab/><text:tab/> William Rawlinson</text:p>
      <text:p text:style-name="Standard">version:<text:tab/> 1.4</text:p>
      <text:p text:style-name="Standard">date:<text:tab/><text:tab/> 14 Mar 2007</text:p>
      <text:p text:style-name="Standard">plugin URL:<text:tab/> <text:a xlink:type="simple" xlink:href="http://rawlinson.us/blog/articles/picasaweb-wordpress-plugin/">http://rawlinson.us/blog/articles/picasaweb-wordpress-plugin/</text:a></text:p>
      <text:p text:style-name="Standard"/>
      <text:p text:style-name="Standard"/>
      <text:h text:style-name="Heading_20_1" text:outline-level="1">Requirements</text:h>
      <text:list text:style-name="L1">
        <text:list-item>
          <text:p text:style-name="P1">Wordpress 2.0+ : This may work with older versions of wordpress but it hasn't been tested and it won't be supported (i.e. I can't help you get it to work on older versions)</text:p>
        </text:list-item>
        <text:list-item>
          <text:p text:style-name="P1">PHP 5.1.4+ : The Zend Framework requires PHP 5.1 so I do to. <text:s/>I apologize to all those who have an old version of PHP installed on their servers.</text:p>
        </text:list-item>
        <text:list-item>
          <text:p text:style-name="P1">Zend Framework 0.8beta+ - In order for PicasaWeb to work you need to have a copy of the Zend Framework. <text:s/>A full copy is included in the distribution – but, if you are already using the Zend Framework on your site you probably don't need this copy.</text:p>
          <text:p text:style-name="P1"/>
        </text:list-item>
      </text:list>
      <text:h text:style-name="Heading_20_1" text:outline-level="1">Installation</text:h>
      <text:list text:style-name="L2">
        <text:list-item>
          <text:p text:style-name="P5">Extract the zip file.</text:p>
        </text:list-item>
        <text:list-item>
          <text:p text:style-name="P5">Copy the directory “PicasaWeb” to your wp-plugins directory. <text:s/>i.e. “wordpress_root/wp-content/plugins/</text:p>
        </text:list-item>
        <text:list-item>
          <text:p text:style-name="P5">Go to your wordpress adminstration screen and activate the plugin</text:p>
        </text:list-item>
        <text:list-item>
          <text:p text:style-name="P5">see usage (below) for how to add the PicasaWeb stuff to your theme</text:p>
        </text:list-item>
      </text:list>
      <text:p text:style-name="Text_20_body"/>
      <text:p text:style-name="Text_20_body"/>
      <text:h text:style-name="Heading_20_1" text:outline-level="1">Usage</text:h>
      <text:p text:style-name="Text_20_body">You need to make a call to PicasaWeb within a theme for any your picasa photos to appear</text:p>
      <text:p text:style-name="Code">&lt;? </text:p>
      <text:p text:style-name="Code"><text:tab/>picasaWeb(array(<text:tab/>"username"=&gt;"bill.rawlinson",</text:p>
      <text:p text:style-name="Code"><text:tab/><text:tab/><text:tab/><text:tab/><text:tab/><text:tab/>"albumid"=&gt;"4995878000989831185",</text:p>
      <text:p text:style-name="Code"><text:tab/><text:tab/><text:tab/><text:tab/><text:tab/><text:tab/>"random"=&gt;false,</text:p>
      <text:p text:style-name="Code"><text:tab/><text:tab/><text:tab/><text:tab/><text:tab/><text:tab/>"num"=&gt;3,</text:p>
      <text:p text:style-name="Code"><text:tab/><text:tab/><text:tab/><text:tab/><text:tab/><text:tab/>showRandomAlbum=&gt;false,</text:p>
      <text:p text:style-name="Code"><text:tab/><text:tab/><text:tab/><text:tab/><text:tab/><text:tab/>linkToAlbum=&gt;false, </text:p>
      <text:p text:style-name="Code"><text:tab/><text:tab/><text:tab/><text:tab/><text:tab/><text:tab/>"size"=&gt;144)); </text:p>
      <text:p text:style-name="Code">?&gt;</text:p>
      <text:p text:style-name="Code"/>
      <text:p text:style-name="Text_20_body"/>
      <text:p text:style-name="Text_20_body"/>
      <text:p text:style-name="Text_20_body"/>
      <text:h text:style-name="Heading_20_2" text:outline-level="2">Parameters</text:h>
      <text:list text:style-name="L3">
        <text:list-item>
          <text:p text:style-name="P9">username:<text:tab/>your picasaweb username - REQUIRED</text:p>
        </text:list-item>
        <text:list-item>
          <text:p text:style-name="P9">albumid:<text:tab/>picasaweb assigns each album an id; provide this if you want to show a specific albums thumbnails. <text:s/>- OPTIONAL</text:p>
        </text:list-item>
        <text:list-item>
          <text:p text:style-name="P9">random:<text:tab/>true/false – set to true if you want to display a random set of thumbnails – OPTIONAL default=false</text:p>
        </text:list-item>
        <text:list-item>
          <text:p text:style-name="P9">num:<text:tab/><text:tab/>the number of thumbnails you want to display. Set to 0 if you want to show all thumbnails returned - OPTIONAL default=0</text:p>
        </text:list-item>
        <text:list-item>
          <text:p text:style-name="P9">size:<text:tab/><text:tab/>the dimensions you want the thumbnails in selected from the following options: 144, 160, 288, 576, or 720. <text:s/>NOTE: no other sizes are supported by picasaweb. <text:s/>- OPTIONAL default=160</text:p>
        </text:list-item>
        <text:list-item>
          <text:p text:style-name="P9">showRandomAlbum:<text:tab/>true/false this is ignored if an albumid is provided. <text:s/>If set to true then will randomly select an album from the users available albums to show thumbnails from. - OPTIONAL default=false</text:p>
        </text:list-item>
        <text:list-item>
          <text:p text:style-name="P9">LinkToAlbum:<text:tab/>true/false – if true the thumbnail will link to the images containing album; else it links to a full size version of the image. - OPTIONAL default=false</text:p>
        </text:list-item>
      </text:list>
      <text:h text:style-name="Heading_20_1" text:outline-level="1">Troubleshooting</text:h>
      <text:list text:style-name="L4">
        <text:list-item>
          <text:p text:style-name="P16">First make sure the Zend_Framework is on your site. <text:s/>If you aren't sure just make sure the copy in the PicasaWeb directory is there. PicasaWeb tests to make sure the Zend_Framework isn't already loaded before trying to load it again.</text:p>
        </text:list-item>
        <text:list-item>
          <text:p text:style-name="P16">Make sure the username you are providing is a valid PicasaWeb username.</text:p>
        </text:list-item>
        <text:list-item>
          <text:p text:style-name="P16">If you are providing an album ID make sure it is valid</text:p>
        </text:list-item>
        <text:list-item>
          <text:p text:style-name="P16">Double check your syntax for calling the PicasaWeb plugin (you can copy the example above and just replace the username and albumid to verify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class="text" style:master-page-name="">
      <style:paragraph-properties fo:margin-left="0.3in" fo:margin-right="0.3in" fo:text-indent="0in" style:auto-text-indent="false" fo:background-color="#ffff99" style:shadow="none">
        <style:tab-stops/>
        <style:background-image/>
      </style:paragraph-properties>
      <style:text-properties fo:color="#000000" style:font-name="Courier New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ill Rawlinson</meta:initial-creator>
    <meta:creation-date>2007-03-14T09:10:13</meta:creation-date>
    <dc:creator>Bill Rawlinson</dc:creator>
    <dc:date>2007-04-16T08:15:43</dc:date>
    <dc:language>en-US</dc:language>
    <meta:editing-cycles>8</meta:editing-cycles>
    <meta:editing-duration>PT26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8" meta:word-count="454" meta:character-count="2773"/>
  </office:meta>
</office:document-meta>
</file>